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25-02-05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23-01-1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22-03-01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19-02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17-12-1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16-12-07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15-12-10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14-12-0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13-12-0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13-01-10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12-01-19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11-01-05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9-12-1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9-02-2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8-01-31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7-02-16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6-02-0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5-02-10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4-01-22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2-02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1-02-13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52095242001</text:p>
          </table:table-cell>
          <table:table-cell office:value-type="string" calcext:value-type="string">
            <text:p>2000-03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